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6"/>
        <table:table-column table:style-name="co2" table:number-columns-repeated="251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個人理財報表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8" office:value-type="string" calcext:value-type="string">
            <text:p>投資名稱</text:p>
          </table:table-cell>
          <table:table-cell table:style-name="ce8" office:value-type="string" calcext:value-type="string">
            <text:p>投資金額</text:p>
          </table:table-cell>
          <table:table-cell table:style-name="ce8" office:value-type="string" calcext:value-type="string">
            <text:p>買進日期</text:p>
          </table:table-cell>
          <table:table-cell table:style-name="ce8" office:value-type="string" calcext:value-type="string">
            <text:p>賣出日期</text:p>
          </table:table-cell>
          <table:table-cell table:style-name="ce8" office:value-type="string" calcext:value-type="string">
            <text:p>投資報酬率</text:p>
          </table:table-cell>
          <table:table-cell table:style-name="ce11" office:value-type="string" calcext:value-type="string">
            <text:p>備註</text:p>
          </table:table-cell>
          <table:table-cell table:style-name="ce13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海外基金</text:p>
          </table:table-cell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5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共同基金</text:p>
          </table:table-cell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5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期貨</text:p>
          </table:table-cell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5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證券</text:p>
          </table:table-cell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5"/>
          <table:table-cell table:style-name="ce9"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其他</text:p>
          </table:table-cell>
          <table:table-cell table:style-name="ce10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10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10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10" table:number-columns-repeated="5"/>
          <table:table-cell table:style-name="ce12"/>
          <table:table-cell table:number-columns-repeated="1017"/>
        </table:table-row>
        <table:table-row table:style-name="ro2">
          <table:covered-table-cell table:style-name="ce5"/>
          <table:table-cell table:style-name="ce10" table:number-columns-repeated="5"/>
          <table:table-cell table:style-name="ce12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9:21</meta:creation-date>
    <dc:creator>Joyce</dc:creator>
    <dc:date>2004-04-13T11:55:58</dc:date>
    <meta:print-date>2004-04-13T11:55:07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